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svg:font-family="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1.705cm" table:align="left"/>
    </style:style>
    <style:style style:name="Tabela1.A" style:family="table-column">
      <style:table-column-properties style:column-width="3.399cm"/>
    </style:style>
    <style:style style:name="Tabela1.B" style:family="table-column">
      <style:table-column-properties style:column-width="4.205cm"/>
    </style:style>
    <style:style style:name="Tabela1.C" style:family="table-column">
      <style:table-column-properties style:column-width="4.101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28cd" officeooo:paragraph-rsid="000628cd"/>
    </style:style>
    <style:style style:name="P2" style:family="paragraph" style:parent-style-name="Standard">
      <style:text-properties officeooo:rsid="000628cd" officeooo:paragraph-rsid="000b1cd6"/>
    </style:style>
    <style:style style:name="P3" style:family="paragraph" style:parent-style-name="Standard">
      <style:text-properties officeooo:rsid="000628cd" officeooo:paragraph-rsid="00198497"/>
    </style:style>
    <style:style style:name="P4" style:family="paragraph" style:parent-style-name="Standard">
      <style:text-properties officeooo:paragraph-rsid="000628cd"/>
    </style:style>
    <style:style style:name="P5" style:family="paragraph" style:parent-style-name="Standard">
      <style:text-properties officeooo:rsid="0007a810" officeooo:paragraph-rsid="0007a810"/>
    </style:style>
    <style:style style:name="P6" style:family="paragraph" style:parent-style-name="Standard">
      <style:text-properties officeooo:rsid="0007a810" officeooo:paragraph-rsid="00198497"/>
    </style:style>
    <style:style style:name="P7" style:family="paragraph" style:parent-style-name="Standard">
      <style:text-properties officeooo:rsid="0013ed57" officeooo:paragraph-rsid="000ce332"/>
    </style:style>
    <style:style style:name="P8" style:family="paragraph" style:parent-style-name="Standard">
      <style:text-properties officeooo:rsid="00188ecc" officeooo:paragraph-rsid="00188ecc"/>
    </style:style>
    <style:style style:name="P9" style:family="paragraph" style:parent-style-name="Standard">
      <style:text-properties officeooo:paragraph-rsid="00198497"/>
    </style:style>
    <style:style style:name="P10" style:family="paragraph" style:parent-style-name="Standard">
      <style:text-properties officeooo:rsid="00198497" officeooo:paragraph-rsid="00198497"/>
    </style:style>
    <style:style style:name="P11" style:family="paragraph" style:parent-style-name="Table_20_Contents">
      <style:text-properties officeooo:rsid="000ce332" officeooo:paragraph-rsid="000ce332"/>
    </style:style>
    <style:style style:name="P12" style:family="paragraph" style:parent-style-name="Table_20_Contents">
      <style:text-properties officeooo:paragraph-rsid="000ce332"/>
    </style:style>
    <style:style style:name="P13" style:family="paragraph" style:parent-style-name="Text_20_body">
      <style:text-properties fo:font-variant="normal" fo:text-transform="none" fo:color="#000000" style:text-line-through-style="none" style:text-line-through-type="none" style:font-name="Times" fo:font-size="12pt" fo:font-style="normal" style:text-underline-style="none" fo:font-weight="normal" officeooo:rsid="000628cd" officeooo:paragraph-rsid="000628cd"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Times" fo:font-size="12pt" fo:font-style="normal" style:text-underline-style="none" fo:font-weight="normal" officeooo:rsid="000628cd" officeooo:paragraph-rsid="001b3a8d" style:text-blinking="false" fo:background-color="transparent"/>
    </style:style>
    <style:style style:name="P15" style:family="paragraph" style:parent-style-name="Text_20_body">
      <style:paragraph-properties fo:text-align="center" style:justify-single-word="false"/>
      <style:text-properties fo:font-variant="normal" fo:text-transform="none" fo:color="#000000" style:text-line-through-style="none" style:text-line-through-type="none" style:font-name="Times" fo:font-size="12pt" fo:font-style="normal" style:text-underline-style="none" fo:font-weight="normal" officeooo:rsid="001b3a8d" officeooo:paragraph-rsid="001b3a8d" style:text-blinking="false" fo:background-color="transparent"/>
    </style:style>
    <style:style style:name="P16" style:family="paragraph" style:parent-style-name="Text_20_body">
      <style:paragraph-properties fo:margin-left="0.002cm" fo:margin-right="0.009cm" fo:margin-top="0.011cm" fo:margin-bottom="0cm" loext:contextual-spacing="false" fo:line-height="120%" fo:text-indent="1.252cm" style:auto-text-indent="false" style:writing-mode="lr-tb"/>
    </style:style>
    <style:style style:name="P17" style:family="paragraph" style:parent-style-name="Standard">
      <style:text-properties officeooo:rsid="00198497" officeooo:paragraph-rsid="00198497"/>
    </style:style>
    <style:style style:name="T1" style:family="text">
      <style:text-properties officeooo:rsid="000628cd"/>
    </style:style>
    <style:style style:name="T2" style:family="text">
      <style:text-properties officeooo:rsid="000b1cd6"/>
    </style:style>
    <style:style style:name="T3" style:family="text">
      <style:text-properties officeooo:rsid="000ce332"/>
    </style:style>
    <style:style style:name="T4" style:family="text">
      <style:text-properties officeooo:rsid="00121400"/>
    </style:style>
    <style:style style:name="T5" style:family="text">
      <style:text-properties officeooo:rsid="0013ed57"/>
    </style:style>
    <style:style style:name="T6" style:family="text">
      <style:text-properties officeooo:rsid="00153359"/>
    </style:style>
    <style:style style:name="T7"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style>
    <style:style style:name="T8" style:family="text">
      <style:text-properties officeooo:rsid="00198497"/>
    </style:style>
    <style:style style:name="T9" style:family="text">
      <style:text-properties officeooo:rsid="001b3a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ome: Sandro Matheus Ramos<text:tab/><text:tab/><text:tab/><text:tab/><text:tab/><text:tab/>Data: 12/08/2020</text:p>
      <text:p text:style-name="P14">Turma: Engenharia de Software<text:tab/><text:tab/><text:tab/><text:tab/><text:tab/><text:tab/><text:span text:style-name="T9">P</text:span>eríodo: 4°</text:p>
      <text:p text:style-name="P14"/>
      <text:p text:style-name="P15">Lista 01 introdução a Pesquisa Operacional</text:p>
      <text:p text:style-name="P13"/>
      <text:p text:style-name="P13"><text:bookmark text:name="docs-internal-guid-bf2b4c15-7fff-b5ce-7e20-cb9674cb8131"/>Problema: Você tem compromissos de trabalho de 5 semanas entre Cascavel(CAC) e Curitiba(CWB). Você pega um avião em Cascavel na segunda e volta na quarta. Uma passagem aérea normal de ida e volta custa R$ 250,00, mas há um desconto de 20% se as datas do bilhete abrangerem um final de semana. Uma passagem só de ida em qualquer direção custa 75% do preço normal. Como seria mais conveniente comprar as passagens para todo o período?</text:p>
      <text:p text:style-name="P16"><text:span text:style-name="T7">Este problema pode ser considerado como de tomada de decisão cuja solução requer resposta a 3 perguntas: </text:span><text:line-break/></text:p>
      <text:p text:style-name="P3">1 - <text:s/><text:span text:style-name="T8">No exemplo das pasagens aéreas identifique uma quarta solução viável.</text:span></text:p>
      <text:p text:style-name="P3"><text:span text:style-name="T8">R:</text:span>Comprar cinco passagens CAC – CWB <text:s/>e cinco passagens CWB – CAC.</text:p>
      <text:p text:style-name="P1"/>
      <text:p text:style-name="P8">2 – Não consegui realizar.</text:p>
      <text:p text:style-name="P8"/>
      <text:p text:style-name="P8">3 – Não consegui realizar.</text:p>
      <text:p text:style-name="P1"/>
      <text:p text:style-name="P9"><text:span text:style-name="T1">4 – </text:span><text:span text:style-name="T8">Amy, Jim, John e Kelly estão em pé na margem leste de um rio e querem atravessar para a margem oeste usando uma canoa. A canoa pode levar no máximo duas pessoas por vez. Amy, que tem a constituição mais atlética, pode atravessar o rio a remo em 1 minuto, Jim, John e Kelly levariam 2,5 e 10 minutos, respectivamente. Se ouver duas pessoas na canoa, a mais lenta determinará o tempo da travessia. O objetivo é que os quatro estejam do outro lado do rio no menor tempo possível.</text:span></text:p>
      <text:p text:style-name="P10"/>
      <text:p text:style-name="P10">A)Identifique no mínimo dois planos viáveis para atravessar o rio(lembre-se de que a canoa é o único meio de transporte.</text:p>
      <text:p text:style-name="P9"/>
      <text:p text:style-name="P9"><text:span text:style-name="T8">R: </text:span><text:span text:style-name="T1">Primeiro plano viável. </text:span></text:p>
      <text:p text:style-name="P4"><text:span text:style-name="T1"><text:tab/>Travessia um: Jim e </text:span><text:span text:style-name="T2">Kelly</text:span><text:span text:style-name="T1">, volta Jim. Tempo de ida e volta igual a 12 minutos;</text:span></text:p>
      <text:p text:style-name="P1"><text:s/><text:tab/>Travessia dois: Amy e <text:span text:style-name="T2">John</text:span>, volta Amy. Tempo de ida de volta igual a 6 minutos;</text:p>
      <text:p text:style-name="P1"><text:tab/>Travessia três: Amy e Jim. Tempo de ida igual a 2 minutos.</text:p>
      <text:p text:style-name="P1">Total de tempo para atravessar todos igual a 20 minutos.</text:p>
      <text:p text:style-name="P1"/>
      <text:p text:style-name="P1"><text:s text:c="7"/>Segundo plano viável.</text:p>
      <text:p text:style-name="P2"><text:tab/>Travessia um: Amy e <text:span text:style-name="T2">Kelly</text:span>, volta Amy. Tempo de ida e volta igual a 11 minutos;</text:p>
      <text:p text:style-name="P2"><text:s/><text:tab/>Travessia dois: Amy e <text:span text:style-name="T2">John</text:span>, volta Amy. Tempo de ida e volta igual a 6 minutos;</text:p>
      <text:p text:style-name="P1"><text:tab/>Travessia três: Amy e Jim. Tempo de ida igual a 2 minutos.</text:p>
      <text:p text:style-name="P1">Total de tempo para atravessar todos igual a 19 minutos.</text:p>
      <text:p text:style-name="P1"/>
      <text:p text:style-name="P10">B) Defina o critério para avaliar as alternativas.</text:p>
      <text:p text:style-name="P1"/>
      <text:p text:style-name="P1"><text:span text:style-name="T8">R:</text:span>O critério de avaliação é o tempo levado para levar todas as pessoas ao outro lado do rio.</text:p>
      <text:p text:style-name="P1"/>
      <text:p text:style-name="P10">C) Qual é o menor tempo para transportar os quatro para o outro lado do rio?</text:p>
      <text:p text:style-name="P1"><text:soft-page-break/></text:p>
      <text:p text:style-name="P1"><text:span text:style-name="T8">R:</text:span> O plano viável com menor tempo é o segundo com 19 minutos.</text:p>
      <text:p text:style-name="P1"/>
      <text:p text:style-name="P6">5<text:span text:style-name="T8">) Em um jogo de baisebol, Jim é o lançador e Joe é o rebatedor. Suponha que Jim possa atirar uma bola com velocidade ou uma bola curva de maneira aleatória. Se Joe previnir corretamente que será uma bola curva, poderá manter uma média de rebates de 0,500. Ao contrário, se Jim atirar uma bola curva e Joe se preparar para uma bola com velocidade, sua média de rebates ficará em 0,200. Por outro lado, se Joe previr corretamente que será uma bola com velocidade, conseguirá uma média de rebates de 0,300; caso contrário, sua média será de apenas 0,100.</text:span></text:p>
      <text:p text:style-name="P6"/>
      <text:p text:style-name="P10">A) Defina as alternativas para essa situação: </text:p>
      <text:p text:style-name="P6"/>
      <table:table table:name="Tabela1" table:style-name="Tabela1">
        <table:table-column table:style-name="Tabela1.A"/>
        <table:table-column table:style-name="Tabela1.B"/>
        <table:table-column table:style-name="Tabela1.C"/>
        <table:table-row>
          <table:table-cell table:style-name="Tabela1.A1" office:value-type="string">
            <text:p text:style-name="P11">Jim/Joe</text:p>
          </table:table-cell>
          <table:table-cell table:style-name="Tabela1.A1" office:value-type="string">
            <text:p text:style-name="P11">Preve<text:span text:style-name="T4">r</text:span> corretamente</text:p>
          </table:table-cell>
          <table:table-cell table:style-name="Tabela1.C1" office:value-type="string">
            <text:p text:style-name="P12"><text:span text:style-name="T4">Prever </text:span><text:span text:style-name="T3">errado</text:span></text:p>
          </table:table-cell>
        </table:table-row>
        <table:table-row>
          <table:table-cell table:style-name="Tabela1.A2" office:value-type="string">
            <text:p text:style-name="P11">Velocidade</text:p>
          </table:table-cell>
          <table:table-cell table:style-name="Tabela1.A2" office:value-type="string">
            <text:p text:style-name="P11">0.300</text:p>
          </table:table-cell>
          <table:table-cell table:style-name="Tabela1.C2" office:value-type="string">
            <text:p text:style-name="P11">0.100</text:p>
          </table:table-cell>
        </table:table-row>
        <table:table-row>
          <table:table-cell table:style-name="Tabela1.A2" office:value-type="string">
            <text:p text:style-name="P11">Curva</text:p>
          </table:table-cell>
          <table:table-cell table:style-name="Tabela1.A2" office:value-type="string">
            <text:p text:style-name="P11">0.500</text:p>
          </table:table-cell>
          <table:table-cell table:style-name="Tabela1.C2" office:value-type="string">
            <text:p text:style-name="P11">0.200</text:p>
          </table:table-cell>
        </table:table-row>
      </table:table>
      <text:p text:style-name="P5"/>
      <text:p text:style-name="P5"/>
      <text:p text:style-name="P10">B)Defina a função objetivo para o problema e discuta em que ela difere de um critério de otimização familiar(maximização ou minimização)</text:p>
      <text:p text:style-name="P9"/>
      <text:p text:style-name="P9"><text:span text:style-name="T8">R: </text:span><text:span text:style-name="T4">A probabilidade de </text:span><text:span text:style-name="T5">ace</text:span><text:span text:style-name="T6">r</text:span><text:span text:style-name="T5">tos de Joe se ele prever corretamente as bolas de velocidade e </text:span><text:span text:style-name="T6">as bolas </text:span><text:span text:style-name="T5">curva</text:span><text:span text:style-name="T6">s em uma partida de beisebol é de 8/10, ou seja, 80% de acertos na totalidade.</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svg:font-family="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18:44:45.077000000</meta:creation-date>
    <dc:date>2020-11-05T06:35:56.534062257</dc:date>
    <meta:editing-duration>PT36M37S</meta:editing-duration>
    <meta:editing-cycles>5</meta:editing-cycles>
    <meta:generator>LibreOffice/6.4.4.2$Linux_X86_64 LibreOffice_project/40$Build-2</meta:generator>
    <meta:document-statistic meta:table-count="1" meta:image-count="0" meta:object-count="0" meta:page-count="2" meta:paragraph-count="38" meta:word-count="595" meta:character-count="3336" meta:non-whitespace-character-count="2743"/>
  </office:meta>
</office:document-meta>
</file>